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5b2b" officeooo:paragraph-rsid="000d5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01:37.328940548</meta:creation-date>
    <dc:date>2016-11-19T11:01:46.107453642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4.2$Linux_X86_64 LibreOffice_project/10m0$Build-2</meta:generator>
  </office:meta>
</office:document-meta>
</file>